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8.371cm"/>
    </style:style>
    <style:style style:name="co19" style:family="table-column">
      <style:table-column-properties fo:break-before="auto" style:column-width="4.976cm"/>
    </style:style>
    <style:style style:name="co20" style:family="table-column">
      <style:table-column-properties fo:break-before="auto" style:column-width="9.735cm"/>
    </style:style>
    <style:style style:name="co21" style:family="table-column">
      <style:table-column-properties fo:break-before="auto" style:column-width="5.851cm"/>
    </style:style>
    <style:style style:name="co22" style:family="table-column">
      <style:table-column-properties fo:break-before="auto" style:column-width="3.244cm"/>
    </style:style>
    <style:style style:name="co23" style:family="table-column">
      <style:table-column-properties fo:break-before="auto" style:column-width="9.91cm"/>
    </style:style>
    <style:style style:name="co24" style:family="table-column">
      <style:table-column-properties fo:break-before="auto" style:column-width="8.248cm"/>
    </style:style>
    <style:style style:name="co25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004cm" fo:break-before="auto" style:use-optimal-row-height="true"/>
    </style:style>
    <style:style style:name="ro14" style:family="table-row">
      <style:table-row-properties style:row-height="3.517cm" fo:break-before="auto" style:use-optimal-row-height="true"/>
    </style:style>
    <style:style style:name="ro15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2">
            <calcext:condition calcext:apply-style-name="Error" calcext:value="duplicate" calcext:base-cell-address="list.B3"/>
          </calcext:conditional-format>
          <calcext:conditional-format calcext:target-range-address="list.C3:list.C23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Default"/>
        <table:table-column table:style-name="co19" table:default-cell-style-name="ce11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( 대표 이현정 )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823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대표 : 남중헌</text:p>
          </table:table-cell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4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7">대표자(성명): 김영모</text:span></text:p>
            <text:p><text:span text:style-name="T6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142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976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대표 : 임병수</text:p>
          </table:table-cell>
        </table:table-row>
        <table:table-row table:style-name="ro12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 : 윤민형</text:p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2"/>
          <table:table-cell table:style-name="ce114" office:value-type="string" calcext:value-type="string">
            <text:p>대표 : 박민*</text:p>
          </table:table-cell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대표 : 이만재</text:p>
          </table:table-cell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526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대표 : 김명진</text:p>
          </table:table-cell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Sparky Studio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SPRING Games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SQUARE PIXEL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4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6">전라북도 전주시 덕진구 오공로 123 전북테크비즈센터 ***</text:span><text:span text:style-name="T7">호</text:span></text:p>
            <text:p/>
            <text:p><text:span text:style-name="T7">대표이사 채병효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494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Striking Distance Studios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Studio Doodal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STUDIO HG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Studio LEF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94" office:value-type="string" calcext:value-type="string">
            <text:p>Studio Ly</text:p>
          </table:table-cell>
          <table:table-cell table:style-name="ce102"/>
          <table:table-cell table:style-name="ce109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94" office:value-type="string" calcext:value-type="string">
            <text:p>Studio Sot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4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4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5">
          <table:table-cell table:style-name="ce94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623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대표 권오준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4" office:value-type="string" calcext:value-type="string">
            <text:p>Sunflo Labs</text:p>
          </table:table-cell>
          <table:table-cell table:style-name="ce102"/>
          <table:table-cell table:style-name="ce109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SUNNY SIDE UP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4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 / 대표이사: 한준</text:span></text:p>
            <text:p><text:span text:style-name="T7">통신판매업 제 2016-인천부평-0565 호 </text:span></text:p>
            <text:p><text:span text:style-name="T8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380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TEAM 217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102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대표 : 홍도현</text:p>
          </table:table-cell>
        </table:table-row>
        <table:table-row table:style-name="ro1">
          <table:table-cell table:style-name="ce94" office:value-type="string" calcext:value-type="string">
            <text:p>Team ETTU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Team Gypsophila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TEAM HORAY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Team Monad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Team Samoyed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5">
          <table:table-cell table:style-name="ce94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4" office:value-type="string" calcext:value-type="string">
            <text:p>TeamSunea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Teemo Soft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4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94" office:value-type="string" calcext:value-type="string">
            <text:p>Tinogames Inc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Toward Inc.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1">
          <table:table-cell table:style-name="ce94" office:value-type="string" calcext:value-type="string">
            <text:p>Turtle Cream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Uneducated Game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Valsar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4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WID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WONDER POTI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YGGDRASIL STUDIO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ZZICON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4" office:value-type="string" calcext:value-type="string">
            <text:p>깡토 스튜디오</text:p>
          </table:table-cell>
          <table:table-cell table:style-name="ce102"/>
          <table:table-cell table:style-name="ce109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8"/>
        </table:table-row>
        <table:table-row table:style-name="ro1" table:number-rows-repeated="1047545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developer.A2:developer.A121">
            <calcext:condition calcext:apply-style-name="Error" calcext:value="duplicate" calcext:base-cell-address="developer.A2"/>
          </calcext:conditional-format>
          <calcext:conditional-format calcext:target-range-address="developer.A1:developer.A103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4" table:default-cell-style-name="ce129"/>
        <table:table-column table:style-name="co25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9" table:on-update-keep-styles="true" table:on-update-keep-size="false"/>
        <table:database-range table:name="developer_table" table:target-range-address="developer.A2:developer.G1029" table:on-update-keep-styles="true" table:on-update-keep-size="false"/>
        <table:database-range table:name="game_table" table:target-range-address="list.B211:list.C212" table:on-update-keep-styles="true" table:on-update-keep-size="false"/>
        <table:database-range table:name="publisher_name_list" table:target-range-address="publisher.A2:publisher.A1021" table:on-update-keep-styles="true" table:on-update-keep-size="false"/>
        <table:database-range table:name="__Anonymous_Sheet_DB__0" table:target-range-address="list.B2:list.I2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H16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0:22:59.4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6T10:30:16.931000000</dc:date>
    <meta:editing-duration>P1DT21H29M35S</meta:editing-duration>
    <meta:editing-cycles>733</meta:editing-cycles>
    <meta:document-statistic meta:table-count="3" meta:cell-count="219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